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Text_20_body">
      <style:text-properties officeooo:paragraph-rsid="000c27ef"/>
    </style:style>
    <style:style style:name="P7" style:family="paragraph" style:parent-style-name="Heading_20_4">
      <style:text-properties officeooo:paragraph-rsid="000c27ef"/>
    </style:style>
    <style:style style:name="P8" style:family="paragraph" style:parent-style-name="Standard">
      <style:text-properties officeooo:paragraph-rsid="0007f349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2ad64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3" style:family="paragraph" style:parent-style-name="Standard">
      <style:text-properties officeooo:paragraph-rsid="000a9dfa"/>
    </style:style>
    <style:style style:name="P14" style:family="paragraph" style:parent-style-name="Standard">
      <style:text-properties officeooo:paragraph-rsid="000bb19c"/>
    </style:style>
    <style:style style:name="P15" style:family="paragraph" style:parent-style-name="Standard">
      <style:text-properties officeooo:paragraph-rsid="000bc82e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officeooo:rsid="0007f442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09a3e6"/>
    </style:style>
    <style:style style:name="T6" style:family="text">
      <style:text-properties officeooo:rsid="000a9dfa"/>
    </style:style>
    <style:style style:name="T7" style:family="text">
      <style:text-properties officeooo:rsid="000bb19c"/>
    </style:style>
    <style:style style:name="T8" style:family="text">
      <style:text-properties officeooo:rsid="000bc82e"/>
    </style:style>
    <style:style style:name="T9" style:family="text">
      <style:text-properties officeooo:rsid="000c2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tandard"/>
      <text:p text:style-name="P8"><text:s text:c="2"/>Syntax of the pcomp source file. <text:span text:style-name="T3">Subject to change for now.</text:span> </text:p>
      <text:p text:style-name="P8"/>
      <text:h text:style-name="Heading_20_3" text:outline-level="3"><text:s/>Overall structure</text:h>
      <text:p text:style-name="Standard"><text:s text:c="4"/>One or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11">Regex Spec </text:p>
            <text:p text:style-name="P11"><text:span text:style-name="T4">(SP=white space NL=newline </text:span></text:p>
            <text:p text:style-name="P11"><text:span text:style-name="T4">|=alternate ...=more items)</text:span></text:p>
          </table:table-cell>
          <table:table-cell table:style-name="Table1.C1" office:value-type="string">
            <text:p text:style-name="P5">Examples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 <text:span text:style-name="T3">SP</text:span></text:p>
          </table:table-cell>
          <table:table-cell table:style-name="Table1.C2" office:value-type="string">
            <text:p text:style-name="P12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12">#comment NL | // comment NL</text:p>
          </table:table-cell>
          <table:table-cell table:style-name="Table1.C2" office:value-type="string">
            <text:p text:style-name="P12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12">## | ///</text:p>
          </table:table-cell>
          <table:table-cell table:style-name="Table1.C2" office:value-type="string">
            <text:p text:style-name="P12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3">type</text:span> declaration(s)</text:p>
          </table:table-cell>
          <table:table-cell table:style-name="Table1.B2" office:value-type="string">
            <text:p text:style-name="P12">Type var_decl … SP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12">Type : var SP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assignments and declaration(s)</text:p>
          </table:table-cell>
          <table:table-cell table:style-name="Table1.B2" office:value-type="string">
            <text:p text:style-name="P12">Var = exp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arithmetic and action statements</text:p>
          </table:table-cell>
          <table:table-cell table:style-name="Table1.B2" office:value-type="string">
            <text:p text:style-name="P12">var=val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fargs</text:p>
          </table:table-cell>
          <table:table-cell table:style-name="Table1.B2" office:value-type="string">
            <text:p text:style-name="P12">Decl ...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12">Def (fargs) { statements } 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12">1unc() | func</text:p>
          </table:table-cell>
          <table:table-cell table:style-name="Table1.C2" office:value-type="string">
            <text:p text:style-name="P4"/>
          </table:table-cell>
        </table:table-row>
      </table:table>
      <text:p text:style-name="Standard"/>
      <text:h text:style-name="Heading_20_3" text:outline-level="3"><text:s/>Comments:</text:h>
      <text:p text:style-name="Standard"/>
      <text:p text:style-name="Standard"><text:s text:c="8"/>lines with # <text:span text:style-name="T5">to the end of line (obsolete: </text:span>as the first non space<text:span text:style-name="T5">)</text:span></text:p>
      <text:p text:style-name="Standard"><text:s text:c="8"/>from // to end of line</text:p>
      <text:p text:style-name="Standard"><text:s text:c="8"/>between <text:s text:c="3"/>/* */ <text:span text:style-name="T5">whwre space</text:span></text:p>
      <text:p text:style-name="Standard"/>
      <text:h text:style-name="Heading_20_3" text:outline-level="3"><text:s/>Doc comments: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Standard"><text:s text:c="8"/>between /** <text:s/>*/ as the first non space</text:p>
      <text:p text:style-name="Standard"><text:soft-page-break/></text:p>
      <text:h text:style-name="Heading_20_3" text:outline-level="3"><text:s/>Line continuation:</text:h>
      <text:p text:style-name="Standard"/>
      <text:p text:style-name="Standard"><text:s text:c="4"/>Lines are continued on the next line if backslash is at the end.</text:p>
      <text:p text:style-name="Standard"><text:span text:style-name="T2">Item</text:span> <text:s text:c="3"/>Trailing spaces are discarded</text:p>
      <text:p text:style-name="Standard"/>
      <text:h text:style-name="Heading_20_3" text:outline-level="3"><text:s/>Platform statement(s):</text:h>
      <text:p text:style-name="Standard"/>
      <text:p text:style-name="Standard"><text:s text:c="4"/>The generated code</text:p>
      <text:p text:style-name="Standard"><text:s text:c="4"/>platform name <text:s/>native / cross</text:p>
      <text:h text:style-name="Heading_20_3" text:outline-level="3">Heading 3</text:h>
      <text:p text:style-name="Standard"><text:s/>Import statement(s):</text:p>
      <text:p text:style-name="Standard"/>
      <text:p text:style-name="Standard"><text:s text:c="4"/>Import interface from source file or interface file</text:p>
      <text:p text:style-name="Standard"/>
      <text:h text:style-name="Heading_20_3" text:outline-level="3"><text:s/>Data declarations:</text:h>
      <text:p text:style-name="Standard"/>
      <text:p text:style-name="P13"><text:s text:c="4"/>type<text:span text:style-name="T6">name</text:span>:varname=initval;</text:p>
      <text:p text:style-name="P13"><text:s text:c="4"/>type<text:span text:style-name="T6">name</text:span>:varname</text:p>
      <text:p text:style-name="P13"><text:s text:c="4"/></text:p>
      <text:h text:style-name="Heading_20_4" text:outline-level="4"><text:s/>Types:</text:h>
      <text:p text:style-name="Standard"/>
      <text:p text:style-name="Standard"><text:s text:c="4"/>u8; u16; u32; u64; <text:s text:c="9"/>; Unsigned integers</text:p>
      <text:p text:style-name="Standard"><text:s text:c="4"/>s8; s16; s32 <text:s/>s64; <text:s text:c="11"/>; Signed integers</text:p>
      <text:p text:style-name="Standard"/>
      <text:p text:style-name="Standard"><text:s text:c="4"/>single, double, quad <text:s text:c="7"/>; Floating point types</text:p>
      <text:p text:style-name="Standard"/>
      <text:h text:style-name="Heading_20_4" text:outline-level="4"><text:s/>Custom types:</text:h>
      <text:p text:style-name="P15"><text:s text:c="3"/>type <text:span text:style-name="T7">typename </text:span><text:span text:style-name="T8">{ typename:</text:span>varname1 <text:span text:style-name="T8">typename:</text:span>varname2 .... <text:span text:style-name="T8">}</text:span></text:p>
      <text:p text:style-name="P14"><text:s text:c="3"/></text:p>
      <text:h text:style-name="P7" text:outline-level="4"><text:span text:style-name="T9">Aggragates:</text:span></text:h>
      <text:p text:style-name="P6"><text:s text:c="3"/><text:span text:style-name="T9">typename : varname = val </text:span></text:p>
      <text:h text:style-name="Heading_20_4" text:outline-level="4"><text:s/>Data attributes:</text:h>
      <text:p text:style-name="Standard"><text:s text:c="4"/>constant volatile static external register</text:p>
      <text:p text:style-name="Standard"/>
      <text:h text:style-name="Heading_20_4" text:outline-level="4"><text:s/>Data initialization:</text:h>
      <text:p text:style-name="Standard"><text:s text:c="4"/>Type : decl;</text:p>
      <text:p text:style-name="Standard"><text:s text:c="4"/>type decl = val;</text:p>
      <text:p text:style-name="Standard"><text:s text:c="4"/>type decl = expr;</text:p>
      <text:h text:style-name="Heading_20_3" text:outline-level="3"><text:soft-page-break/><text:s/>Constant Strings:</text:h>
      <text:p text:style-name="Standard"/>
      <text:p text:style-name="Standard"><text:s text:c="6"/>Between " and " or between ' and ';</text:p>
      <text:p text:style-name="Standard"/>
      <text:p text:style-name="Standard"><text:s text:c="6"/>Escape characters:</text:p>
      <text:p text:style-name="Standard"/>
      <text:p text:style-name="Standard"><text:s text:c="8"/>\r \n \a \t \" \' \? \b \\ \v \f \e</text:p>
      <text:p text:style-name="Standard"/>
      <text:p text:style-name="Standard"><text:s text:c="8"/>\xXX \DD \oOO \bBBB <text:s text:c="2"/>\uUUUU</text:p>
      <text:p text:style-name="Standard"><text:s text:c="8"/>hex <text:s text:c="2"/>dec <text:s/>oct <text:s/>bin <text:s text:c="2"/>unicode</text:p>
      <text:p text:style-name="Standard"/>
      <text:h text:style-name="Heading_20_3" text:outline-level="3"><text:s text:c="2"/></text:h>
      <text:h text:style-name="Heading_20_2" text:outline-level="2"><text:s text:c="2"/>Functions:</text:h>
      <text:p text:style-name="Standard"/>
      <text:p text:style-name="Standard"><text:s text:c="4"/>funct funcname () { funcbody }</text:p>
      <text:p text:style-name="Standard"><text:s text:c="4"/>funct funcname ( arg declarelist ) { funcbody }</text:p>
      <text:p text:style-name="Standard"/>
      <text:p text:style-name="Standard"><text:s text:c="8"/>arg declerelist:</text:p>
      <text:p text:style-name="Standard"><text:s text:c="12"/>type1:var=init, type2:var2=init2 ...</text:p>
      <text:p text:style-name="Standard"/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globals are allocated and initialized, uninitialized vars are zeroed</text:p>
      <text:p text:style-name="Standard"><text:s text:c="8"/>local variables are assigned on the stack</text:p>
      <text:p text:style-name="Standard"><text:s text:c="8"/>expression temporaries are on the stack</text:p>
      <text:p text:style-name="Standard"/>
      <text:p text:style-name="Standard"><text:s text:c="8"/>Return value is delivered in rax. <text:s/>(al, eax, rax); If the</text:p>
      <text:p text:style-name="Standard"><text:s text:c="8"/>function does not specify a return a value, zero is returned.</text:p>
      <text:p text:style-name="Standard"/>
      <text:p text:style-name="Standard"><text:s text:c="8"/>Because the function calls do not change the stack, functions can</text:p>
      <text:p text:style-name="Standard"><text:s text:c="8"/>be called without a prototype. The function itself is responsible</text:p>
      <text:p text:style-name="Standard"><text:s text:c="8"/>to restore the stack allocated during execution.</text:p>
      <text:p text:style-name="Standard"/>
      <text:p text:style-name="Standard"><text:s text:c="4"/>unit funcname ( arg declarelist ) { funcbody }</text:p>
      <text:p text:style-name="Standard"/>
      <text:p text:style-name="Standard"/>
      <text:h text:style-name="Heading_20_2" text:outline-level="2"><text:soft-page-break/><text:s/>Allocations:</text:h>
      <text:p text:style-name="Standard"/>
      <text:p text:style-name="Standard"><text:s text:c="8"/>Memory is allocated in the free store, initialized or uninitialized.</text:p>
      <text:p text:style-name="Standard"/>
      <text:h text:style-name="Heading_20_3" text:outline-level="3"><text:s/>Exceptions: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s/>Expressions: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ndece follows industrial conventions.</text:p>
      <text:p text:style-name="Standard"><text:s text:c="8"/>The operators are obeying the signed / unsigned interpretation</text:p>
      <text:p text:style-name="Standard"><text:s text:c="8"/>of variables, in case the oparator sign-nesses are in conflict,</text:p>
      <text:p text:style-name="Standard"><text:s text:c="8"/>the compiler reports an error.</text:p>
      <text:p text:style-name="Standard"/>
      <text:h text:style-name="Heading_20_3" text:outline-level="3"><text:s/>Type conversions: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s text:c="4"/>Grouping:</text:h>
      <text:p text:style-name="Standard"/>
      <text:p text:style-name="Standard"><text:s text:c="8"/>( .. ) <text:s text:c="3"/>give precedence to expression in braces</text:p>
      <text:p text:style-name="Standard"/>
      <text:h text:style-name="Heading_20_4" text:outline-level="4"><text:s text:c="4"/>Unary:</text:h>
      <text:p text:style-name="Standard"/>
      <text:p text:style-name="Standard"><text:s text:c="8"/>! <text:s text:c="10"/>not bitwise</text:p>
      <text:p text:style-name="Standard"><text:s text:c="9"/>!! <text:s text:c="7"/>not logical</text:p>
      <text:p text:style-name="Standard"><text:s text:c="8"/>&amp; <text:s text:c="9"/>address of</text:p>
      <text:p text:style-name="Standard"><text:s text:c="8"/>* <text:s text:c="7"/>dereference of</text:p>
      <text:p text:style-name="Standard"><text:s text:c="8"/>- <text:s text:c="9"/>unary minus</text:p>
      <text:p text:style-name="Standard"><text:s text:c="8"/>^ <text:s text:c="9"/>power of</text:p>
      <text:p text:style-name="Standard"><text:s text:c="8"/>++ <text:s text:c="7"/>increment (pre only)</text:p>
      <text:p text:style-name="Standard"><text:s text:c="8"/>-- <text:s text:c="7"/>decrement (pre only)</text:p>
      <text:p text:style-name="Standard"><text:soft-page-break/></text:p>
      <text:h text:style-name="Heading_20_4" text:outline-level="4"><text:s text:c="4"/>Binary:</text:h>
      <text:p text:style-name="Standard"/>
      <text:p text:style-name="Standard"><text:s text:c="8"/>* <text:s text:c="7"/>multiply</text:p>
      <text:p text:style-name="Standard"><text:s text:c="8"/>/ <text:s text:c="8"/>divide</text:p>
      <text:p text:style-name="Standard"><text:s text:c="8"/>/% <text:s text:c="8"/>int divide</text:p>
      <text:p text:style-name="Standard"><text:s text:c="8"/>% <text:s text:c="8"/>modulus</text:p>
      <text:p text:style-name="Standard"><text:s text:c="8"/>+ <text:s text:c="7"/>addition</text:p>
      <text:p text:style-name="Standard"><text:s text:c="8"/>- <text:s text:c="7"/>substration</text:p>
      <text:p text:style-name="Standard"/>
      <text:h text:style-name="Heading_20_4" text:outline-level="4"><text:s text:c="4"/>Binary Logical:</text:h>
      <text:p text:style-name="Standard"/>
      <text:p text:style-name="Standard"><text:s text:c="9"/>&amp;&amp; <text:s text:c="7"/>and</text:p>
      <text:p text:style-name="Standard"><text:s text:c="9"/>|| <text:s text:c="5"/>or</text:p>
      <text:p text:style-name="Standard"><text:s text:c="9"/>^^ <text:s text:c="5"/>xor</text:p>
      <text:p text:style-name="Standard"/>
      <text:h text:style-name="Heading_20_4" text:outline-level="4"><text:s text:c="4"/>Binary Bitwise:</text:h>
      <text:p text:style-name="Standard"/>
      <text:p text:style-name="Standard"><text:s text:c="8"/>&amp; <text:s text:c="6"/>and</text:p>
      <text:p text:style-name="Standard"><text:s text:c="8"/>| <text:s text:c="6"/>or</text:p>
      <text:p text:style-name="Standard"><text:s text:c="8"/>^ <text:s text:c="6"/>xor</text:p>
      <text:p text:style-name="Standard"/>
      <text:h text:style-name="Heading_20_4" text:outline-level="4"><text:s text:c="4"/>Binary bitwise operators:</text:h>
      <text:p text:style-name="Standard"/>
      <text:p text:style-name="Standard"><text:s text:c="8"/>&gt;&gt; <text:s text:c="4"/>shift right</text:p>
      <text:p text:style-name="Standard"><text:s text:c="8"/>&lt;&lt; <text:s text:c="4"/>shift left</text:p>
      <text:p text:style-name="Standard"/>
      <text:p text:style-name="Standard"><text:s text:c="8"/>&lt;&lt;&lt; <text:s/>rotate left</text:p>
      <text:p text:style-name="Standard"><text:s text:c="8"/>&gt;&gt;&gt; <text:s/>rotate right</text:p>
      <text:p text:style-name="Standard"/>
      <text:h text:style-name="Heading_20_4" text:outline-level="4"><text:s/>Conditionals:</text:h>
      <text:p text:style-name="Standard"/>
      <text:p text:style-name="Standard"><text:s text:c="8"/>&gt; <text:s text:c="7"/>larger <text:s/>(left larger then right)</text:p>
      <text:p text:style-name="Standard"><text:s text:c="8"/>&lt; <text:s text:c="7"/>smaller</text:p>
      <text:p text:style-name="Standard"><text:s text:c="8"/>&gt;= <text:s text:c="7"/>larger equal</text:p>
      <text:p text:style-name="Standard"><text:s text:c="8"/>&lt;= <text:s text:c="7"/>smaller equal</text:p>
      <text:p text:style-name="Standard"><text:s text:c="8"/>== <text:s text:c="7"/>equal</text:p>
      <text:p text:style-name="Standard"><text:s text:c="8"/>!= <text:s text:c="7"/>not equal</text:p>
      <text:p text:style-name="Standard"/>
      <text:h text:style-name="Heading_20_4" text:outline-level="4"><text:s text:c="2"/>Assignments: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oft-page-break/><text:s text:c="8"/>= <text:s text:c="7"/>const</text:p>
      <text:p text:style-name="Standard"/>
      <text:h text:style-name="Heading_20_4" text:outline-level="4"><text:s text:c="2"/>Conditional elements:</text:h>
      <text:p text:style-name="Standard"/>
      <text:p text:style-name="Standard"><text:s text:c="4"/>if(condition)</text:p>
      <text:p text:style-name="Standard"><text:s text:c="8"/>{</text:p>
      <text:p text:style-name="Standard"><text:s text:c="8"/>}</text:p>
      <text:p text:style-name="Standard"><text:s text:c="4"/>elseif(condition2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p text:style-name="Standard"/>
      <text:h text:style-name="Heading_20_4" text:outline-level="4"><text:s/>Looping elements:</text:h>
      <text:p text:style-name="Standard"/>
      <text:p text:style-name="Standard"><text:s text:c="5"/>loop</text:p>
      <text:p text:style-name="Standard"><text:s text:c="9"/>{</text:p>
      <text:p text:style-name="Standard"><text:s text:c="8"/>decl;</text:p>
      <text:p text:style-name="Standard"/>
      <text:p text:style-name="Standard"><text:s text:c="8"/>enter { decl init }</text:p>
      <text:p text:style-name="Standard"><text:s text:c="8"/>leave { decl closure }</text:p>
      <text:p text:style-name="Standard"><text:s text:c="8"/>cont <text:s/>{ decl closure }</text:p>
      <text:p text:style-name="Standard"/>
      <text:p text:style-name="Standard"><text:s text:c="9"/>if(condition)</text:p>
      <text:p text:style-name="Standard"><text:s text:c="13"/>break level;</text:p>
      <text:p text:style-name="Standard"/>
      <text:p text:style-name="Standard"><text:s text:c="8"/>if(condition2)</text:p>
      <text:p text:style-name="Standard"><text:s text:c="12"/>continue;</text:p>
      <text:p text:style-name="Standard"><text:s text:c="9"/>}</text:p>
      <text:p text:style-name="Standard"/>
      <text:p text:style-name="Standard"><text:s text:c="2"/>Looping creates an infinite loop, and break conditions need to be tested. Enter</text:p>
      <text:p text:style-name="Standard"><text:s text:c="2"/>clause executes on entry; leave clause executes on exit;</text:p>
      <text:p text:style-name="Standard"/>
      <text:h text:style-name="Heading_20_4" text:outline-level="4"><text:s/>Execution control:</text:h>
      <text:p text:style-name="Standard"/>
      <text:p text:style-name="Standard"><text:s text:c="2"/>The goto statement transfers control to the label. Intra function</text:p>
      <text:p text:style-name="Standard"><text:s text:c="2"/>goto only;</text:p>
      <text:p text:style-name="Standard"/>
      <text:p text:style-name="Standard"><text:s text:c="4"/>label:</text:p>
      <text:p text:style-name="Standard"><text:s text:c="4"/>goto label;</text:p>
      <text:p text:style-name="Standard"/>
      <text:p text:style-name="Standard">Additional language features:</text:p>
      <text:p text:style-name="Standard"/>
      <text:p text:style-name="Standard"><text:s text:c="4"/>No duplicate definitions of variables are permitted. This is to</text:p>
      <text:p text:style-name="Standard">prevent local variables overriding global variables, a common source of errors</text:p>
      <text:p text:style-name="Standard"><text:soft-page-break/>in traditional languages. Variables and functions share the same name space, so no</text:p>
      <text:p text:style-name="Standard">conflicting vars and func names are allowed either.</text:p>
      <text:p text:style-name="Standard"/>
      <text:p text:style-name="Standard"><text:s text:c="5"/>No nested functions.</text:p>
      <text:p text:style-name="Standard"/>
      <text:h text:style-name="Heading_20_3" text:outline-level="3"><text:s/>Command line:</text:h>
      <text:p text:style-name="Standard"/>
      <text:p text:style-name="Standard"><text:s/>./pcomp [option(s)] file(s)</text:p>
      <text:p text:style-name="Standard"/>
      <text:p text:style-name="Standard"><text:s text:c="4"/>The assembler file is generated with the same file name as</text:p>
      <text:p text:style-name="Standard"><text:s text:c="4"/>the sorce with the .asm extension.</text:p>
      <text:p text:style-name="Standard"><text:s text:c="4"/>The preprocessing file is generated with the same file name as</text:p>
      <text:p text:style-name="Standard"><text:s text:c="4"/>the sorce with the .pcc extension.</text:p>
      <text:p text:style-name="Standard"/>
      <text:h text:style-name="Heading_20_2" text:outline-level="2"><text:s/>Preprocessing: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4"/>Escapes:</text:p>
      <text:p text:style-name="Standard"><text:s text:c="8"/>\r \n \t</text:p>
      <text:p text:style-name="Standard"><text:soft-page-break/></text:p>
      <text:p text:style-name="Standard"><text:s text:c="4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><text:soft-page-break/></text:p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p text:style-name="Standard"/>
      <text:h text:style-name="Heading_20_2" text:outline-level="2">Comand line arguments: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><text:soft-page-break/></text:p>
      <text:p text:style-name="Standard"/>
      <text:p text:style-name="P8">This is not meant to be a spec, more like a spec draft or an idea starter.</text:p>
      <text:p text:style-name="P8"/>
      <text:p text:style-name="P8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4T15:08:03.593045557</dc:date>
    <dc:creator>Peter Glen</dc:creator>
    <meta:editing-duration>PT1H31M30S</meta:editing-duration>
    <meta:editing-cycles>12</meta:editing-cycles>
    <meta:generator>LibreOffice/7.3.7.2$Linux_X86_64 LibreOffice_project/30$Build-2</meta:generator>
    <meta:document-statistic meta:table-count="2" meta:image-count="0" meta:object-count="0" meta:page-count="11" meta:paragraph-count="342" meta:word-count="1470" meta:character-count="11263" meta:non-whitespace-character-count="7833"/>
  </office:meta>
</office:document-meta>
</file>